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5-10-23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5-07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5-05-2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5-02-06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4-11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4-07-1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4-04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4-02-2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3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3-07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3-04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3-04-2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3-02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2-07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2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2-0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1-10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1-07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1-04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1-03-03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0-10-22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20-02-21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9-10-2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9-07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9-04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9-02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10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7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4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4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3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2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2-15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8-01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12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11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10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10-10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9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8-1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7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6-2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6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5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4-1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3-2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2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2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7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12-0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11-0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10-28 0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9-2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7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7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6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5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4-12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4-0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2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2-1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6-01-11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12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11-20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10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10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8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7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7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6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5-2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4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4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3-1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2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5-02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12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1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10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9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8-2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7-1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7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6-2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5-2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4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4-0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3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2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2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4-01-3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12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11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10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9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9-1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8-14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7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7-0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6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5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3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2-20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2-0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1-1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3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1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11-2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11-0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10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9-2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9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8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7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6-2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6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5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4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3-1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2-2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2-14 0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2-01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11-22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11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10-1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9-3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8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8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7-1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6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5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1-02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12-16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11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10-0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9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8-0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7-2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5-1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2-24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2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10-01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12-1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11-25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10-09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9-1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8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7-2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7-02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6-2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5-13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4-0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3-1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2-1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9-01-29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12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11-2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10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9-2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8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7-3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6-2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5-16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4-2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3-11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2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8-01-16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12-2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11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10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9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8-27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7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7-0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5-05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4-05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3-1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2-16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7-01-09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12-1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11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10-27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9-1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8-18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7-1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6-2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5-16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4-12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3-1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2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6-01-10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12-2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11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10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9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8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7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5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3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2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5-01-0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12-0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11-0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10-0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9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8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7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6-0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5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4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3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4-02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12-0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11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10-0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9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8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7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6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5-0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4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3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2-0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3-01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12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11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10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9-0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8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7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6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5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4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3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2-0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2-01-0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12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11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11-0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10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10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8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8-0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7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7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6-04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6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5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5-0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4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4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3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3-0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2-0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2-0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1-01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12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11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10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10-0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9-0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9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8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8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7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7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6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6-0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5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5-0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4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4-0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3-06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3-06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2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2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1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2000-01-0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12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12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11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11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10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10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9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9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7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6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6-0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5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3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3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2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2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9-01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12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12-0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11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10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10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9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9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8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8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7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7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6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6-0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5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5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4-0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4-01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3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3-0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2-0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2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8-01-05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12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12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11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11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10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10-0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9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9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8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8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7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7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6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6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5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5-0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4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4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3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2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2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1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7-01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12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12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11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10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10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9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9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8-0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8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7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7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6-0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5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4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4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3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3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2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2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1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6-01-0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12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12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11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11-0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10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9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9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8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8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7-0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7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6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6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5-0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5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4-0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4-0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3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2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5-01-0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12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12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11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11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10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10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7-2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7-26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6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6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5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5-0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4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3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3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2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2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4-01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12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12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1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11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10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10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9-1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8-1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8-1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7-1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7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5-1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5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4-0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3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2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3-01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12-0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12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11-0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11-0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10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10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9-0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9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8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8-0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7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7-0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6-0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6-0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5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5-0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4-0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4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3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3-0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2-0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2-0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1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2-01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12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12-0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11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11-0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10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10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9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8-1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7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6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5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4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3-0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2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1-01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0-12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0-11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0-10-2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90-01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1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11-0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10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9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8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7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6-0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5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4-0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3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9-01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12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11-0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10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8-2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8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7-0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6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5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3-1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2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12-2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12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10-0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9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8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7-2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4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3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2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7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6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5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1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80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9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7-02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6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5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3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55</text:p>
          </table:table-cell>
          <table:table-cell office:value-type="string" calcext:value-type="string">
            <text:p>04N/27E-27CBC</text:p>
          </table:table-cell>
          <table:table-cell office:value-type="string" calcext:value-type="string">
            <text:p>1971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48" meta:object-count="0"/>
    <meta:user-defined meta:name="AppVersion">3.0</meta:user-defined>
  </office:meta>
</office:document-meta>
</file>